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1.5pt" style:font-name-asian="TimesNewRomanPSMT" style:font-size-asian="11.5pt" style:font-name-complex="TimesNewRomanPSMT" style:font-size-complex="11.5pt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paragraph-properties fo:text-align="start" style:justify-single-word="false" style:text-autospace="none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TimesNewRomanPS-ItalicMT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">
      <style:paragraph-properties fo:break-before="pag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Standard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1" style:family="paragraph" style:parent-style-name="Standard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style:paragraph-properties fo:margin-left="0in" fo:margin-right="0in" fo:margin-top="0in" fo:margin-bottom="0.0189in" fo:text-indent="0in" style:auto-text-indent="false" style:text-autospace="none"/>
    </style:style>
    <style:style style:name="P13" style:family="paragraph" style:parent-style-name="Standard">
      <style:paragraph-properties fo:margin-left="0in" fo:margin-right="0in" fo:margin-top="0in" fo:margin-bottom="0.0189in" fo:text-indent="0in" style:auto-text-indent="false" fo:break-before="pag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4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5" style:family="paragraph" style:parent-style-name="Standard" style:list-style-name="L11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6" style:family="paragraph" style:parent-style-name="Standard" style:list-style-name="L12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7" style:family="paragraph" style:parent-style-name="Standard" style:list-style-name="L13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8" style:family="paragraph" style:parent-style-name="Standard" style:list-style-name="L14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19" style:family="paragraph" style:parent-style-name="Standard" style:list-style-name="L15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0" style:family="paragraph" style:parent-style-name="Standard" style:list-style-name="L16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1" style:family="paragraph" style:parent-style-name="Standard" style:list-style-name="L17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2" style:family="paragraph" style:parent-style-name="Standard" style:list-style-name="L18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3" style:family="paragraph" style:parent-style-name="Standard" style:list-style-name="L19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4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5" style:family="paragraph" style:parent-style-name="Standard">
      <style:paragraph-properties fo:margin-left="0in" fo:margin-right="0in" fo:margin-top="0in" fo:margin-bottom="0in" fo:text-indent="0in" style:auto-text-indent="false" style:text-autospace="none"/>
    </style:style>
    <style:style style:name="P26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style:font-name="Times New Roman" fo:font-size="9pt" style:font-size-asian="9pt" style:font-size-complex="9pt"/>
    </style:style>
    <style:style style:name="P27" style:family="paragraph" style:parent-style-name="Standard">
      <style:paragraph-properties fo:margin-left="0in" fo:margin-right="0in" fo:text-indent="0in" style:auto-text-indent="false" style:text-autospace="none"/>
    </style:style>
    <style:style style:name="P28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9" style:family="paragraph" style:parent-style-name="Standard" style:list-style-name="L1">
      <style:paragraph-properties fo:margin-left="0in" fo:margin-right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0" style:family="paragraph" style:parent-style-name="Text_20_body">
      <style:text-properties fo:font-size="11.5pt"/>
    </style:style>
    <style:style style:name="P31" style:family="paragraph" style:parent-style-name="Text_20_body">
      <style:paragraph-properties fo:margin-top="0in" fo:margin-bottom="0.0189in"/>
    </style:style>
    <style:style style:name="P32" style:family="paragraph" style:parent-style-name="Text_20_body">
      <style:paragraph-properties fo:margin-top="0in" fo:margin-bottom="0.0189in"/>
      <style:text-properties fo:font-size="11.5pt"/>
    </style:style>
    <style:style style:name="P33" style:family="paragraph" style:parent-style-name="Text_20_body">
      <style:paragraph-properties fo:margin-top="0in" fo:margin-bottom="0.0189in"/>
      <style:text-properties fo:font-size="10pt"/>
    </style:style>
    <style:style style:name="P34" style:family="paragraph" style:parent-style-name="Text_20_body">
      <style:paragraph-properties fo:margin-top="0in" fo:margin-bottom="0.0189in"/>
      <style:text-properties fo:font-size="10pt" style:font-size-asian="10pt" style:font-size-complex="10pt"/>
    </style:style>
    <style:style style:name="P35" style:family="paragraph" style:parent-style-name="Text_20_body">
      <style:paragraph-properties fo:margin-left="0in" fo:margin-right="0in" fo:margin-top="0in" fo:margin-bottom="0.0189in" fo:text-indent="0in" style:auto-text-indent="fals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3" style:family="text">
      <style:text-properties fo:font-size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T6" style:family="text">
      <style:text-properties style:font-name="TimesNewRomanPS-ItalicMT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T7" style:family="text">
      <style:text-properties fo:font-size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0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fo:font-size="10pt" style:text-underline-style="none" style:font-size-asian="10pt" style:font-size-complex="10pt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9pt" style:font-size-asian="9pt" style:font-size-complex="9pt"/>
    </style:style>
    <style:style style:name="T14" style:family="text">
      <style:text-properties style:font-name="Courier New" fo:font-size="11.5pt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 (RISC) Reduced Instruction Set Computing - reduces instruction set for quicker processing by</text:p>
      <text:p text:style-name="P2"><text:tab/>using simple instructions but more of them</text:p>
      <text:p text:style-name="P2">b) (CISC) Complex Instruction Set Computing - full instruction set, provides all needed capabilities. -</text:p>
      <text:p text:style-name="P2"><text:tab/>complete task in as few lines of assembly as possible</text:p>
      <text:p text:style-name="P2">c) (Vector Instructions) SSE provided help with floating point instruction types while MMX did</text:p>
      <text:p text:style-name="P2"><text:tab/>integer. SSE providing integer instructions in a later release.</text:p>
      <text:p text:style-name="P2">d) (Condition Codes) Requires less compare and test instructions when converting to assembly, but</text:p>
      <text:p text:style-name="P2"><text:tab/>provides extra complexity to both the programmer and the compiler</text:p>
      <text:p text:style-name="P2">e)(Stack) Data type that is easy to store large quantities of data in. LIFO - last in first out, can only</text:p>
      <text:p text:style-name="P2"><text:tab/>access most recently entered data</text:p>
      <text:p text:style-name="P2">f) (iRAM) Intelligent RAM - tried to find a better tradeoff between cost and performance by</text:p>
      <text:p text:style-name="P2"><text:tab/>integrating DRAM on the chip and eliminating the need for a redundant static memory cache.</text:p>
      <text:p text:style-name="P2"/>
      <text:p text:style-name="P2">2. (argue against &gt; 8 registers) Performance improvement would be comparable to a logarithmic</text:p>
      <text:p text:style-name="P2"><text:tab/>function, so performance improvements would be minor in most situations,</text:p>
      <text:p text:style-name="P2"><text:tab/>while cost would increase drastically, as well as space required.</text:p>
      <text:p text:style-name="P2"/>
      <text:p text:style-name="P2">3. ( what does linker do) The linker takes the code from the compiler, and replaces variables with</text:p>
      <text:p text:style-name="P2"><text:tab/>specific memory addresses in order to create an executable.</text:p>
      <text:p text:style-name="P2"/>
      <text:p text:style-name="P2">4. (movl 8(%ebp), %edx) copies value of ebp + offset 8 into edx</text:p>
      <text:p text:style-name="P2"/>
      <text:p text:style-name="P2">5. (what is SetX instructions used for) Sets environment variables for the currently logged on user or</text:p>
      <text:p text:style-name="P2"><text:tab/>the machine.<text:line-break/></text:p>
      <text:p text:style-name="P2">6. (why goto/jmp considered poor programming) Goto/jmp statements are dangerous to use in code</text:p>
      <text:p text:style-name="P2"><text:tab/>because of how easily they can cause unexpected issues and the difficulty of<text:tab/><text:tab/>debugging such an issue.<text:line-break/></text:p>
      <text:p text:style-name="P2">7. (translating loops to do-while change chip architecture)<text:line-break/></text:p>
      <text:p text:style-name="P2">8. (unconditional branch incur no overhead but conditional do ) An unconditional branch always</text:p>
      <text:p text:style-name="P2"><text:tab/>executes if it is reached, while a conditional branch has to check a set of parameters before <text:tab/>execution.<text:line-break/></text:p>
      <text:p text:style-name="P2">9. (2 ways switch statements is improved by compilers ) If the switch has a dense range of case</text:p>
      <text:p text:style-name="P2"><text:tab/>expressions, then the switch is turned into a jump table which is very quick and easy to execute.</text:p>
      <text:p text:style-name="P2"><text:tab/>If its impossible to use a jump-table then the compiler will reorder the comparisons in order to <text:tab/>use a binary search.<text:line-break/></text:p>
      <text:p text:style-name="P2">10. (AMD-64 vs Itanium debate) AMD retained all backwards compatibility while providing</text:p>
      <text:p text:style-name="P2"><text:tab/>specifications for 64 bit machines. Itanium is based on instruction-level</text:p>
      <text:p text:style-name="P2"><text:tab/>parallelism which made Itanium very inefficient with old x86 applications. Due to the lack of</text:p>
      <text:p text:style-name="P2"><text:tab/>backwards compatibility, AMD made leaps in</text:p>
      <text:p text:style-name="P5"><text:span text:style-name="T1"><text:tab/>the computing market while Itanium ended up with a very specific userbase (In 2009, HP had <text:tab/>over 95%of the server market share).<text:line-break/><text:line-break/><text:line-break/><text:line-break/></text:span><text:soft-page-break/><text:span text:style-name="T1">a. Pipelining - when seperate phases of code are executing simulatenously to improve performance</text:span></text:p>
      <text:p text:style-name="P2">b. %rdi - used for integer and memory address arguments</text:p>
      <text:p text:style-name="P2">c. %esp - register that will always point to the top of the stack</text:p>
      <text:p text:style-name="P2">d. Stack frame - space allocated on the stack, holds neccesary information to save and restore the state</text:p>
      <text:p text:style-name="P2"><text:tab/>of a procedure</text:p>
      <text:p text:style-name="P2">e. Address alignment - keeps processor from grabbing only half of a word so not to than wasting its</text:p>
      <text:p text:style-name="P2"><text:tab/>clock cycle</text:p>
      <text:p text:style-name="P2">f. Caller save / callee save - caller save means the current stack frame will save register values, callee</text:p>
      <text:p text:style-name="P2"><text:tab/>means the stack frame for the function being called will save the registers. callee is generally <text:tab/>faster because it will only save the registers it uses rather then all of the registers.<text:line-break/></text:p>
      <text:p text:style-name="P2">2. Why use the lea instruction for mathematical operations when it is designed for calculating memory</text:p>
      <text:p text:style-name="P2"><text:tab/>addresses? What limitations does it have?: ability to perform addition with either 2 or 3 <text:tab/>operands and ability to store the result in any register. - doesnt affect condition flags<text:line-break/></text:p>
      <text:p text:style-name="P2">3. How are 1D &amp; 2D arrays represented in memory? : stored linearly<text:line-break/></text:p>
      <text:p text:style-name="P3">4. How is nested array element access performed?<text:line-break/></text:p>
      <text:p text:style-name="P3">5. How is multi-level array element access performed?<text:line-break/></text:p>
      <text:p text:style-name="P2">6. What is assert() and why do we use it? : procedure that declares 'this(w/e your looking for)' has to be</text:p>
      <text:p text:style-name="P2"><text:tab/>true or it will crash.<text:line-break/></text:p>
      <text:p text:style-name="P2">7. What happens in a procedure call? : old register values are stored in memory, procedure stored at top</text:p>
      <text:p text:style-name="P2"><text:tab/>stack and executed, when procedure finished old register values restored and poped off stack<text:line-break/></text:p>
      <text:p text:style-name="P2">8. How does the stack make recursion work? : the stack adds recursive calls to top of stack and pops off</text:p>
      <text:p text:style-name="P2"><text:tab/>when no longer needed<text:line-break/></text:p>
      <text:p text:style-name="P2">9. Describe what 8(%ebp) is using normal compiler conventions in IA32. : holds local variables<text:line-break/></text:p>
      <text:p text:style-name="P2">10. Why is x86-64’s passing of arguments to procedures significantly faster than IA32? : 64 has 2x</text:p>
      <text:p text:style-name="P4"><text:span text:style-name="T1">amount of register can hold more values</text:span></text:p>
      <text:p text:style-name="P9"><text:span text:style-name="T4">a. caching - </text:span><text:span text:style-name="T5">storing data in cache memory. Quick accessibility</text:span></text:p>
      <text:p text:style-name="P1"><text:span text:style-name="T4">b. locality - </text:span><text:span text:style-name="T5">when same value or related storage locations accessed frequently.</text:span></text:p>
      <text:p text:style-name="P1"><text:span text:style-name="T4">c. DMA – Direct Memory Access – </text:span><text:span text:style-name="T5">allows certain hardware to access system memory independent from the cpu</text:span></text:p>
      <text:p text:style-name="P1"><text:span text:style-name="T4">d. Conflict miss - failed attempt to read/write data in the cache – </text:span><text:span text:style-name="T5">could have been avoided had the cache</text:span></text:p>
      <text:p text:style-name="P6"><text:tab/>not evicted an earlier entry.</text:p>
      <text:p text:style-name="P1"><text:span text:style-name="T4">e. Capacity miss – </text:span><text:span text:style-name="T5">misses occur due to the finite size of the cache. Because its always full new entrys will</text:span></text:p>
      <text:p text:style-name="P6"><text:tab/>overwrite older ones.</text:p>
      <text:p text:style-name="P1"><text:span text:style-name="T4">f. Direct-mapped cache – </text:span><text:span text:style-name="T5">when each block from main memory has only one place it can appear in the</text:span></text:p>
      <text:p text:style-name="P6"><text:tab/>cache. Allows simple and fast speculative execution.</text:p>
      <text:p text:style-name="P1"><text:span text:style-name="T4">g. Set-associative cache - </text:span><text:span text:style-name="T5">between direct-mapped and fully associative caches. Each line is divided into</text:span></text:p>
      <text:p text:style-name="P6"><text:tab/>sets and the middle bits of the address determine the set it is placed.</text:p>
      <text:p text:style-name="P1"><text:span text:style-name="T4">h. Write-through caching - </text:span><text:span text:style-name="T5">disk or memory cache that supports caching or writing. After writing if a read</text:span></text:p>
      <text:p text:style-name="P6"><text:tab/>is called, the read performance is improved because its already in high-speed cache.<text:line-break/></text:p>
      <text:p text:style-name="P3">2. On a modern CPU, if you had the choice of spending 100K instructions or waiting for one disk seek</text:p>
      <text:p text:style-name="P3">to complete (assuming an average 7200RPM 3.5” drive), which would you choose?</text:p>
      <text:p text:style-name="P6"><text:tab/>100K instructions are still faster then then one disk seek.<text:line-break/></text:p>
      <text:p text:style-name="P3">3. Briefly describe the process of reading a bit from DRAM.</text:p>
      <text:p text:style-name="P6"><text:tab/>Requires reading a row from the memory array into the row buffer and writing it back unchanged.<text:line-break/></text:p>
      <text:p text:style-name="P3">4. What is the net effect of the cache hierarchy?</text:p>
      <text:p text:style-name="P6"><text:tab/>The cache hierarchy is a way for multiple cores to have shared cache.<text:line-break/></text:p>
      <text:p text:style-name="P3">5. Why would register usage be controlled by the compiler, but cache usage controlled by the CPU</text:p>
      <text:p text:style-name="P3">hardware?</text:p>
      <text:p text:style-name="P6"><text:tab/>Because not all variables are in use the compiler must decide how to allocate these variablaes to a small,</text:p>
      <text:p text:style-name="P6"><text:tab/>finite set/not all processors will share access to the same memory.<text:line-break/></text:p>
      <text:p text:style-name="P3">6. Assume you are specifying the hardware for a program randomly accessing a large amount (think</text:p>
      <text:p text:style-name="P3">much larger than a computer’s average RAM size). Which would be a better way to spend your budget –</text:p>
      <text:p text:style-name="P3">more cache, or more RAM?</text:p>
      <text:p text:style-name="P6"><text:tab/>Ram would have a larger impact on performance because cache sizes are small.<text:line-break/></text:p>
      <text:p text:style-name="P3">7. Discuss the relative merits of write-back vs. write-through caching.</text:p>
      <text:p text:style-name="P6"><text:tab/>Write through – data written to cache and disk (large write time dropping performance)</text:p>
      <text:p text:style-name="P6"><text:tab/>write back – data is only written to cache until cache is full, after full it'll write to HD</text:p>
      <text:p text:style-name="P6"><text:tab/>cache is power sensitive, so if power is lost the data in cache is gone.<text:line-break/></text:p>
      <text:p text:style-name="P3">8. Why did the blocked array multiply exhibit better caching performance?</text:p>
      <text:p text:style-name="P6"><text:tab/>Block multiplication reuses more data then regular array multiplication. This allows cache to be used more</text:p>
      <text:p text:style-name="P6"><text:tab/>effectively<text:line-break/></text:p>
      <text:p text:style-name="P3">9. Discuss your decision process when choosing between a faster dual-core chip (with half the cache</text:p>
      <text:p text:style-name="P3">of the quad-core) or a slower quad-core chip for a given application.</text:p>
      <text:p text:style-name="P6"><text:tab/>Dealing with a small data size cache speeds it up more. So quad core works better.</text:p>
      <text:p text:style-name="P6"><text:tab/>Larger data sets dependent on processor speed<text:line-break/></text:p>
      <text:p text:style-name="P3">10. Applications are usually classed as CPU-bound or I/O-bound. How would you figure out which</text:p>
      <text:p text:style-name="P3">class to put a particular application end?</text:p>
      <text:p text:style-name="P6"><text:tab/>Cpu-bound – run themselves with little to no input from user</text:p>
      <text:p text:style-name="P4"><text:span text:style-name="T6"><text:tab/>IO-bound – dependent on user input, which is primary cause for slowness</text:span></text:p>
      <text:p text:style-name="P4"><text:span text:style-name="T2"/></text:p>
      <text:p text:style-name="P4"><text:span text:style-name="T2"/></text:p>
      <text:p text:style-name="Standard"><text:soft-page-break/>static linking - <text:span text:style-name="T8">linker copying all library routines used in the program into the .exe image - faster/portable but requires <text:tab/><text:tab/><text:tab/>more memory/disk space</text:span><text:line-break/>Dynamic linking - <text:span text:style-name="T8">places name of a sharable library in .exe img - multiple programs can share a single copy of the <text:tab/><text:tab/><text:tab/>library</text:span><text:line-break/>Relocation - <text:span text:style-name="T8">process of assigning load addresses to various parts of a program</text:span><text:line-break/>strong/weak symbols - <text:span text:style-name="T8">functions/initilized global variables = strong; unintialized global vars get weak</text:span><text:line-break/>virtual memory - <text:span text:style-name="T8">technique that virtualizes various forms of computer storage ( RAM/disk storage ) allowing a program <text:tab/><text:tab/><text:tab/>to be desgined as though there is only one kind of memory, behaves like normal ram</text:span><text:line-break/>sandbox – <text:span text:style-name="T8">security mechanism, seperates running programs. Used to execute untested or untrusted code from unverified <text:tab/><text:tab/><text:tab/>suppliers, users, websites etc..</text:span></text:p>
      <text:p text:style-name="P7"/>
      <text:p text:style-name="P7"/>
      <text:p text:style-name="P8"><text:s/></text:p>
      <text:p text:style-name="P10">2. Compare distributing a statically-linked application to distributing a VM image (such as one for VMWare) for a commercial software firm. </text:p>
      <text:p text:style-name="P10"/>
      <text:p text:style-name="P10">3. How does operator/method overloading complicate a linker’s job? How do they work with compilers to resolve these issues? </text:p>
      <text:p text:style-name="P10"/>
      <text:p text:style-name="P10">4. How does a DLL/.so file differ from a typical .o file? <text:span text:style-name="T8">A '.o' is an object file where as a DLL/.so are static libraries</text:span></text:p>
      <text:p text:style-name="P11"/>
      <text:p text:style-name="P10">5. Why would the ability to link a DLL into a running application be useful? Give two examples. </text:p>
      <text:p text:style-name="P10"><text:tab/><text:tab/>DLL can be shared between multiple processes, if a bug is found in the DLL you can just <text:tab/><text:tab/><text:tab/>rebuild the DLL rather then the whole program.</text:p>
      <text:p text:style-name="P10"><text:tab/></text:p>
      <text:p text:style-name="P10">6. Why would “library interpositioning” be useful for both security professionals and hackers? </text:p>
      <text:p text:style-name="P10"><text:tab/><text:tab/>Will allow a security professional to preload a specific set of security functions when they open a program. Likewise a hacker could just as easily preload malicious code</text:p>
      <text:p text:style-name="P10"/>
      <text:p text:style-name="P14">7. Would static or dynamic inking tend to offer better locality on a typically PC with virtual memory enabled? </text:p>
      <text:p text:style-name="P14"><text:tab/><text:tab/>Dynamic linking – reduces overall space required for a program thus offering more locality</text:p>
      <text:p text:style-name="P7"/>
      <text:p text:style-name="P7"/>
      <text:p text:style-name="P4"><text:span text:style-name="T2"/></text:p>
      <text:p text:style-name="P13">a. Signal <text:s/>- voltage that represents coded <text:s/>information</text:p>
      <text:p text:style-name="P10">b. Interrupt <text:s/>- signal that stops the main function and figures out what to do next</text:p>
      <text:p text:style-name="P10">c. Interrupt vector – list comprising locations of various interrupt handlers</text:p>
      <text:p text:style-name="P10">d. Trap <text:s/>- aka exception – interrupt caused by an exceptional condition ( breakpoint, division by zero etc..)</text:p>
      <text:p text:style-name="P10">e. Process <text:s/>- instance of a computer program</text:p>
      <text:p text:style-name="P10">f. Context switch <text:s/>- procedure the cpu follows to switch from 1 task to another, neither conflict with e/o</text:p>
      <text:p text:style-name="P10">g. Zombie – computer connected to the internet that has been compromised by a hacker.</text:p>
      <text:p text:style-name="P10">h. Exec() <text:s/>- similar to fork – starts a new process</text:p>
      <text:p text:style-name="P14">i. Quantum <text:s/>- <text:s/>individual unit of data</text:p>
      <text:p text:style-name="P14"/>
      <text:p text:style-name="P10">2. If an I/O-bound application typically exhibits a low degree of locality, what effect is this likely to have on its overall performance? </text:p>
      <text:p text:style-name="P10"><text:tab/>Little to no decrease because programs waiting for the cpu<text:tab/></text:p>
      <text:p text:style-name="P10"/>
      <text:p text:style-name="P10">3. Why would modern caches index virtual rather than physical addresses? </text:p>
      <text:p text:style-name="P10"><text:tab/>Virtual address space doesn't need to be physically contiguous</text:p>
      <text:p text:style-name="P10"/>
      <text:p text:style-name="P10">4. Give an example of a typical fault arising from a memory reference. Is it necessarily a bad thing?</text:p>
      <text:p text:style-name="P10"><text:tab/>you can force a page fault to cause a program to assign more virtual memory to a program</text:p>
      <text:p text:style-name="P10"><text:s/></text:p>
      <text:p text:style-name="P10">5. What is the difference between a process and a thread? </text:p>
      <text:p text:style-name="P10"><text:tab/>Processes are completely independent of each other unless the OS specifically handles interaction, <text:tab/>threads share the same chunk of memory and communicate directly.</text:p>
      <text:p text:style-name="P10"/>
      <text:p text:style-name="P10">6. When fork() returns, how do you know whether you are the child or parent process? </text:p>
      <text:p text:style-name="P10"><text:tab/>Childs pid = 0; Parents pid = positive non zero #</text:p>
      <text:p text:style-name="P10"/>
      <text:p text:style-name="P10">7. Does an average single-threaded user program need to worry about concurrency? Why or why not? </text:p>
      <text:p text:style-name="P10"><text:tab/>Concurrency handles a system that has multiple processes using the same piece of data, so in a <text:tab/>single threaded machine there is no need for concurrency.</text:p>
      <text:p text:style-name="P10"/>
      <text:p text:style-name="P10">8. Why arrange the processes in a hierarchy? Why not just make them all “equal”? </text:p>
      <text:p text:style-name="P10"><text:tab/>Easier for the user the understand a hierarchy when you need to set priorities</text:p>
      <text:p text:style-name="P10"/>
      <text:p text:style-name="P10">9. Why would the default action upon receiving a signal be program termination? </text:p>
      <text:p text:style-name="P10"><text:tab/>Program termination is the safest way to handle an unexpected signal</text:p>
      <text:p text:style-name="P10"/>
      <text:p text:style-name="P14">10. Evaluate using signals rather than global variables to control program behavior. </text:p>
      <text:p text:style-name="Standard"><text:tab/>Signals are expensive, so unless your running a large program global variables will keep <text:tab/>performance from deterring.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7"><text:soft-page-break/><text:span text:style-name="T9">a. Page table <text:s/>- </text:span><text:span text:style-name="T12">where the operating system stores its mappings of virtual addresses <text:s/>to physical addresses</text:span></text:p>
      <text:p text:style-name="P28"/>
      <text:p text:style-name="P27"><text:span text:style-name="T9">b. TLB - </text:span><text:span text:style-name="T12">a cache exclusively for the page table which allows the page table to look up the physical addresses at a cache level speed</text:span></text:p>
      <text:p text:style-name="P28"/>
      <text:list xml:id="list36643192" text:style-name="L1">
        <text:list-header>
          <text:p text:style-name="P29">c. Multi-level page table – <text:span text:style-name="T12">page table of page tables, first table is broad linking to other tables that cover all available memory.</text:span></text:p>
        </text:list-header>
      </text:list>
      <text:p text:style-name="P28"/>
      <text:p text:style-name="P27"><text:span text:style-name="T9">d. Memory mapping a file <text:s/>- </text:span><text:span text:style-name="T12">a file, we can greatly increase I/O performance, especially on large files. <text:s/>It is however possible that by memory-mapping a file, we create more page faults, which could actually slow down performance.</text:span></text:p>
      <text:p text:style-name="P28"/>
      <text:p text:style-name="P25"><text:span text:style-name="T9">e. Demand paging - </text:span><text:span text:style-name="T12">A disk page only gets copied into physical memory if an attempt is made to access it. This can cause a very large number of page faults if memory is rarely re-used, but will save a lot of disk lookups if memory is reused constantly.</text:span></text:p>
      <text:p text:style-name="P14"/>
      <text:list xml:id="list36654505" text:style-name="L11">
        <text:list-item>
          <text:p text:style-name="P15">How does virtual memory simplify memory management for the compiler?</text:p>
        </text:list-item>
      </text:list>
      <text:p text:style-name="P25"><text:span text:style-name="T9"><text:tab/></text:span><text:span text:style-name="T13">Virtual memory allows the compiler to always start at memory address 0, and makes finding "available" chunks of contiguous <text:tab/>memory very easy, since it doesn't have to be continuous in physical memory.</text:span></text:p>
      <text:p text:style-name="P14"/>
      <text:list xml:id="list36654045" text:style-name="L12">
        <text:list-item>
          <text:p text:style-name="P16">How does virtual memory protect address spaces from each other?</text:p>
        </text:list-item>
      </text:list>
      <text:p text:style-name="P25"><text:span text:style-name="T9"><text:tab/></text:span><text:span text:style-name="T13">By using paged virtual memory, it makes it impossible for a program to access a page that is not allocated to that program. <text:s/><text:tab/>Attempting to do so would cause a page fault.</text:span></text:p>
      <text:p text:style-name="P14"/>
      <text:list xml:id="list36661381" text:style-name="L13">
        <text:list-item>
          <text:p text:style-name="P17">How does the OS handle a page fault?</text:p>
        </text:list-item>
      </text:list>
      <text:p text:style-name="P25"><text:span text:style-name="T9"><text:tab/></text:span><text:span text:style-name="T13">The operating system tries to handle the page fault by making the required page accessible at a location in physical memory or <text:tab/>kills the program in the case of an <text:s/>illegal access.</text:span></text:p>
      <text:p text:style-name="P26"/>
      <text:list xml:id="list36646966" text:style-name="L14">
        <text:list-item>
          <text:p text:style-name="P18">How does virtual memory allow multiple programs to share the same memory?</text:p>
        </text:list-item>
      </text:list>
      <text:p text:style-name="P25"><text:span text:style-name="T9"><text:tab/></text:span><text:span text:style-name="T13">When using virtual memory we can have multiple virtual addresses that all point to the same chunk of virtual memory (read-<text:tab/>only access) allowing the memory to be shared.</text:span></text:p>
      <text:p text:style-name="P26"/>
      <text:list xml:id="list36640214" text:style-name="L15">
        <text:list-item>
          <text:p text:style-name="P19">How do multi-level page tables reduce the overhead due to virtual memory?</text:p>
        </text:list-item>
      </text:list>
      <text:p text:style-name="P25"><text:span text:style-name="T9"><text:tab/></text:span><text:span text:style-name="T13">A normal page table has to have an entry for every single memory address, whether its being used or not. <text:s/>A multi-level page table is essentially a page table of page tables. The first page table has very broad links to other page tables that cover all available memory. <text:s/>The second layer of page tables only have entries for addresses that are actually used. <text:s/>For your average program that doesn't use all or most of the available memory, this causes a large speedup. <text:s/>However if a program is using all available memory and thrashing then this approach will cause an even larger drop in performance.</text:span></text:p>
      <text:p text:style-name="P14"/>
      <text:list xml:id="list36646351" text:style-name="L16">
        <text:list-item>
          <text:p text:style-name="P20">What does the valid bit indicate in a TLB entry?</text:p>
        </text:list-item>
      </text:list>
      <text:p text:style-name="P25"><text:span text:style-name="T9"><text:tab/></text:span><text:span text:style-name="T13">The valid bit of a TLB says whther the entry is currently usable. <text:s/>If the valid bit is 0, the computer must go out to disk to find <text:tab/><text:tab/>the page.</text:span></text:p>
      <text:p text:style-name="P26"/>
      <text:list xml:id="list36654734" text:style-name="L17">
        <text:list-header>
          <text:p text:style-name="P21">8.<text:tab/>How does memory-mapped file I/O differ from normal I/O from a programmer’s perspective?</text:p>
        </text:list-header>
      </text:list>
      <text:p text:style-name="P25"><text:span text:style-name="T9"><text:tab/></text:span><text:span text:style-name="T13">CPU instructions that can access memory can also be used for accessing devices because <text:s/>memory-mapping uses the same <text:tab/>address bus.</text:span></text:p>
      <text:p text:style-name="P26"/>
      <text:list xml:id="list36645055" text:style-name="L18">
        <text:list-header>
          <text:p text:style-name="P22">9. <text:tab/>Give an example where demand paging could be less efficient than normal I/O?</text:p>
        </text:list-header>
      </text:list>
      <text:p text:style-name="P25"><text:span text:style-name="T9"><text:tab/></text:span><text:span text:style-name="T13">If you will be using most or all of the pages, then demand paging will cause several <text:s/>page fault traps, which cause a program to <text:tab/>slow down immensely</text:span></text:p>
      <text:p text:style-name="P26">.</text:p>
      <text:list xml:id="list36651407" text:style-name="L19">
        <text:list-header>
          <text:p text:style-name="P23">10. <text:tab/>How does memory-mapping speed typical the Fork() operation?</text:p>
        </text:list-header>
      </text:list>
      <text:p text:style-name="P25"><text:span text:style-name="T9"><text:tab/></text:span><text:span text:style-name="T13">Memory mapping removes the need to copy the pages of the original parent by allowing the child to share the pages.</text:span></text:p>
      <text:p text:style-name="P14"/>
      <text:p text:style-name="P14"/>
      <text:p text:style-name="P4"><text:span text:style-name="T2"/></text:p>
      <text:p text:style-name="P27"><text:soft-page-break/><text:span text:style-name="T9">a. Exec() - </text:span><text:span text:style-name="T10">completely replaces the current running process with program passed as an argument</text:span></text:p>
      <text:p text:style-name="P27"><text:span text:style-name="T9">b. Copy on Write – </text:span><text:span text:style-name="T10">optimization strategy - </text:span><text:span text:style-name="T8">fundamental idea is that if multiple callers ask for resources which are initially <text:tab/><text:tab/> <text:s text:c="7"/>indistinguishable, they can all be given pointers to the same resource </text:span></text:p>
      <text:p text:style-name="P27"><text:span text:style-name="T9">c. Allocator <text:s/>- <text:s/></text:span><text:span text:style-name="T8">Allocators handle all the requests for </text:span><text:a xlink:type="simple" xlink:href="http://en.wikipedia.org/wiki/Manual_memory_management"><text:span text:style-name="T8">allocation and deallocation</text:span></text:a><text:span text:style-name="T8"> of memory for a given container </text:span></text:p>
      <text:p text:style-name="P28">d. Internal fragmentation – <text:span text:style-name="T8">caused when payload is smaller than block size</text:span> </text:p>
      <text:p text:style-name="P14">e. External fragmentation <text:s/>- <text:span text:style-name="T8">when there is enough aggregate memory but no block large enough</text:span></text:p>
      <text:p text:style-name="P14"/>
      <text:p text:style-name="P14">2. How would a context switch between applications affect the memory subsystem’s performance?<text:line-break/><text:tab/><text:span text:style-name="T8">By completely flushing the TLB, we can prevent TLB entries from becoming invalid ( since virtual to physical <text:tab/>mapping is different)</text:span></text:p>
      <text:p text:style-name="P14"/>
      <text:p text:style-name="P14">3. Why is “demand paging” generally more efficient than loading an entire application into memory?<text:line-break/><text:tab/><text:span text:style-name="T8">Eventually it will keep the pages accessed the most, where as loading an entire application will result in many <text:tab/>misses.</text:span></text:p>
      <text:p text:style-name="P24"/>
      <text:p text:style-name="P14">4. In our “fast file copy example”, how does it avoid copying data into ‘user space’, and why does this speed things up? <text:line-break/><text:tab/><text:line-break/></text:p>
      <text:p text:style-name="P14">5. Contrast and compare explicit vs. implicit memory allocation. <text:line-break/><text:tab/><text:span text:style-name="T8">Explicit – application allocates &amp; frees space (malloc and free)</text:span></text:p>
      <text:p text:style-name="P14"><text:span text:style-name="T8"><text:tab/>Implicit – application allocates but does not free ( garbage collection in java )</text:span><text:line-break/></text:p>
      <text:p text:style-name="P14">6. What affect would allowing allocators to reorder or buffer requests potentially have? <text:line-break/><text:tab/><text:span text:style-name="T8">Pointers directed towards malloc'd space may no longer point to the correct location if the buffer is compacted</text:span><text:line-break/></text:p>
      <text:p text:style-name="P25"><text:span text:style-name="T9">7. How would you implement the ability to move blocks once they’ve been allocated? (Hint – think early MacOS ‘handles’.) <text:line-break/><text:tab/></text:span><text:span text:style-name="T11">Mac OS supports a form of </text:span><text:a xlink:type="simple" xlink:href="http://www.memorymanagement.org/glossary/r.html#relocation">relocatable</text:a><text:span text:style-name="T11"> heap block, which is accessed indirectly via a </text:span><text:a xlink:type="simple" xlink:href="http://www.memorymanagement.org/glossary/h.html#handle">handle</text:a><text:span text:style-name="T11"> which points into a <text:tab/></text:span><text:span text:style-name="Emphasis"><text:span text:style-name="T11">master pointer</text:span></text:span><text:span text:style-name="T11"> block (a non-relocatable heap block). Heap blocks can optionally be relocatable, and relocatable <text:tab/>blocks can be locked. Relocatable blocks are compacted from time to time to avoid </text:span><text:a xlink:type="simple" xlink:href="http://www.memorymanagement.org/glossary/e.html#external.fragmentation">external fragmentation</text:a><text:span text:style-name="T11">. <text:tab/>Relocatable blocks can also be marked purgeable, which means the system may free them during </text:span><text:a xlink:type="simple" xlink:href="http://www.memorymanagement.org/glossary/c.html#compaction">compaction</text:a><text:span text:style-name="T11"> if <text:tab/>memory becomes low. </text:span><text:span text:style-name="T9"><text:line-break/></text:span></text:p>
      <text:p text:style-name="P14">8. Does padding for byte alignment comprise internal or external fragmentation? Why? <text:line-break/><text:tab/><text:span text:style-name="T8">Internal – bye padding leaves empty padding on each end.</text:span><text:line-break/></text:p>
      <text:p text:style-name="P14">9. Why can’t malloc use the same techniques we use for virtual address spaces?<text:line-break/><text:tab/><text:span text:style-name="T8">Because once we malloc something it is a fixed space we cant changes the allocated size</text:span><text:line-break/></text:p>
      <text:p text:style-name="P14">10. Compare and contrast immediate and deferred coalescing. How do these issues compare to Java/.Net garbage collection design issues? <text:line-break/><text:tab/><text:span text:style-name="T8">Deferred coalescing is delayed joining of free blocks, immediate joins them as soon as they're free.</text:span></text:p>
      <text:p text:style-name="P14"><text:span text:style-name="T8"><text:tab/>Since deferred waits until it has enough it will do them all at once, causing better performance however due to the <text:tab/>stipulations of block management delayed coalescing is not useable in a real-time situation.</text:span><text:line-break/></text:p>
      <text:p text:style-name="P14">11. Based on the design discussed in the course notes, what is the limiting factor on the size of request you can make to malloc?</text:p>
      <text:p text:style-name="P4"><text:span text:style-name="T2"><text:tab/>You're limited by how large of a contiguous block you can find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31"><text:soft-page-break/><text:span text:style-name="T3">a. Socket - </text:span><text:span text:style-name="T7">he connector on the motherboard that houses a </text:span><text:a xlink:type="simple" xlink:href="http://www.webopedia.com/TERM/C/CPU.html" office:target-frame-name="_blank" xlink:show="new"><text:span text:style-name="T7">CPU</text:span></text:a><text:span text:style-name="T7"> and forms the electrical interface and contact with the CPU.</text:span></text:p>
      <text:p text:style-name="P31"><text:span text:style-name="T3">b. Frame – </text:span><text:span text:style-name="T7">structure used to divide knowledge into substructures </text:span></text:p>
      <text:p text:style-name="P31"><text:span text:style-name="T3">c. DNS - </text:span><text:span text:style-name="T7">naming system for computers, services, or any resource connected to the internet/private network</text:span></text:p>
      <text:p text:style-name="P31"><text:span text:style-name="T3">d. Packet sniffing – </text:span><text:span text:style-name="T7">program or piece of hardware that can intercept and log traffic passing over a </text:span><text:span text:style-name="T3">digital </text:span><text:span text:style-name="T7">network.</text:span></text:p>
      <text:p text:style-name="P35"><text:span text:style-name="T3">e. HTTP – </text:span><text:span text:style-name="T7">Hypertext Transfer Protocol – application protocol for distributed, collaborative hypermedia information systems, foundation of data communication for the world wide web.</text:span></text:p>
      <text:p text:style-name="Text_20_body"><text:span text:style-name="T3">f. MIME types <text:s/>- </text:span><text:span text:style-name="T7">multi-purpose Internet Mail Extensions – form a standard way of classifying file types on the internet,so they can transfer files of the same type in the same way.</text:span></text:p>
      <text:p text:style-name="Text_20_body"/>
      <text:p text:style-name="P32">2. Why would more and more content on the WWW be dynamic rather than static? Briefly discuss the tradeoffs involved. </text:p>
      <text:p text:style-name="P33"><text:tab/>Static – must republish when changes are made or viewers will not see updates</text:p>
      <text:p text:style-name="P33"><text:tab/>Dynamic – you don’t have to immediately republish when updates are made for the viewer to see changes </text:p>
      <text:p text:style-name="P31"/>
      <text:p text:style-name="P32">3. What two things must an internet protocol do? </text:p>
      <text:p text:style-name="P31"><text:span text:style-name="T3"><text:tab/></text:span><text:span text:style-name="T8">Provide naming scheme – defines format for host addresses</text:span></text:p>
      <text:p text:style-name="P34"><text:tab/>Provide delivery mechanism – defines standard transfer unit (packet – consists of header &amp; payload )</text:p>
      <text:p text:style-name="P31"><text:s/></text:p>
      <text:p text:style-name="P32">4. Which would be a more appropriate choice, typically, for implementing a VOIP solution – UDP or TCP?</text:p>
      <text:p text:style-name="P31"><text:span text:style-name="T3"><text:tab/></text:span><text:span text:style-name="T8">Because we’re concerned more about keeping the stream of information going rather than the order it comes in UDP is better for voip. <text:s/>TCP guarantess delivery of data </text:span></text:p>
      <text:p text:style-name="P31"/>
      <text:p text:style-name="P31"><text:span text:style-name="T3">5. Why does designating a service as a socket pair (</text:span><text:span text:style-name="T14">IP_Address:Port_Number</text:span><text:span text:style-name="T3">) limit scalability and reliability? </text:span></text:p>
      <text:p text:style-name="P31"><text:tab/></text:p>
      <text:p text:style-name="P32">6. What would you expect to be the bottleneck for a web server primarily serving out lots of static HTML documents that “feels slow/sluggish:” (a) another CPU, (b) faster storage, or (c) a faster Internet connection?</text:p>
      <text:p text:style-name="P31"><text:tab/><text:span text:style-name="T8">CPU – because most of the time spent processing the html is done using the cpu ( parsing &amp; executing the html document)</text:span></text:p>
      <text:p text:style-name="P31"><text:tab/></text:p>
      <text:p text:style-name="P32">7. What would probably the most effective way to speed up a web server which does many random read-only lookups into a 3GB database, returning 1KB-2KB of HTML as the result for each lookup, assuming the Internet connection is nowhere near saturated? </text:p>
      <text:p text:style-name="P31"><text:tab/>Combine pages to make less lookups </text:p>
      <text:p text:style-name="P31"/>
      <text:p text:style-name="P32">8. Why would you want to make an I/O bound WWW server multithreaded on a single-core system? </text:p>
      <text:p text:style-name="P31"><text:s/><text:tab/><text:span text:style-name="T8">By making the serve multithreaded, you allow it do other tasks while its waiting on I/O to be processed.</text:span></text:p>
      <text:p text:style-name="P31"><text:s/></text:p>
      <text:p text:style-name="P32">9. Why is MAC-address-based authentication such a bad idea? </text:p>
      <text:p text:style-name="P31"><text:s/><text:tab/><text:span text:style-name="T8">MAC addressed too easy to spoof</text:span></text:p>
      <text:p text:style-name="P31"><text:s/></text:p>
      <text:p text:style-name="P30">10. How can a proxy located on the KSU campus accelerate web access to services provided by web sites like YouTube or Sports Illustrated? </text:p>
      <text:p text:style-name="P4"><text:tab/><text:span text:style-name="T8">Proxy's typically retain information in their cache longer ( and hold more) than a normal web browser, resulting in dramatic performance increases for popular websites.</text:span></text:p>
      <text:p text:style-name="P12"><text:soft-page-break/><text:span text:style-name="T9">a. mutex - </text:span><text:span text:style-name="T8">Mutexes happens to critical sections of code where only one process can touch at a time. </text:span></text:p>
      <text:p text:style-name="P10">b. critical section – <text:span text:style-name="T8">a piece of code that accesses a shared resource that must not be accessed by more than one thread of <text:tab/><text:tab/>execution</text:span></text:p>
      <text:p text:style-name="P10">c. semaphore <text:s/>- <text:span text:style-name="T8">var that provides useful abstraction for controlling access by multiple processes to a common resource.</text:span></text:p>
      <text:p text:style-name="P10">d. deadlock – <text:span text:style-name="T8">situation which two or more competing actions are each waiting for the other to finish.</text:span></text:p>
      <text:p text:style-name="P10">e. starvation – <text:span text:style-name="T8">situation where a low priority action may never be executed</text:span>.</text:p>
      <text:p text:style-name="P10">f. thread-safe – <text:span text:style-name="T8">code is thread-safe if it functions correctly during simultaneous execution by multiple threads.</text:span></text:p>
      <text:p text:style-name="P14">g. race condition – <text:span text:style-name="T8">when system attempts two or more operations at same time but needs them to be done in a sequential <text:tab/>order.</text:span></text:p>
      <text:p text:style-name="P14"/>
      <text:p text:style-name="P10">2. Why would you use process-based (rather than thread-based) parallelization for building a web system? Give two examples. </text:p>
      <text:p text:style-name="P10"><text:span text:style-name="T8"><text:tab/>1) Because processes are independent they contain their own state info, address spaces. <text:s/>This keeps each call for <text:tab/>different users separate. <text:s/>2) Threads typically do not need to be performed in a linear manner, this could be bad <text:tab/>when dealing with user requests from a web server.</text:span><text:line-break/></text:p>
      <text:p text:style-name="P12"><text:span text:style-name="T9">3. Is worrying about “race conditions” necessary in your average single-threaded application?<text:line-break/><text:tab/></text:span><text:span text:style-name="T10">No, because in a single threaded application everything is done sequentially, you wont need to worry about <text:tab/>multiple operations done at the same time.</text:span><text:span text:style-name="T9"><text:line-break/></text:span></text:p>
      <text:p text:style-name="P10">4. Why do modern OS not worry too much about deadlock? </text:p>
      <text:p text:style-name="P12"><text:span text:style-name="T10"><text:tab/>Because the OS preempts the CPU eliminating one of the four preconditions for deadlock.</text:span><text:span text:style-name="T9"><text:line-break/><text:line-break/></text:span></text:p>
      <text:p text:style-name="P12"><text:span text:style-name="T9">5. What is an “atomic” operation? Why are these necessary? <text:line-break/><text:tab/></text:span><text:span text:style-name="T10">Operation which a processor can simultaneously read a location and write it in the same bus. This prevents any <text:tab/>other processor from writing or reading memory until it is complete.</text:span><text:span text:style-name="T9"><text:line-break/></text:span></text:p>
      <text:p text:style-name="P10">6. Why would we want to keep critical sections as short as possible? <text:line-break/><text:tab/><text:span text:style-name="T8">To avoid long delays for servicing other interrupts </text:span><text:line-break/></text:p>
      <text:p text:style-name="P12"><text:span text:style-name="T9">7. How could you prevent deadlock in the “Dining Philosophers” problem? <text:line-break/><text:tab/></text:span><text:span text:style-name="T10">If we have a mediator which all philosophers must request permission, he can oversee how many forks are given <text:tab/>out and make the other wait until the previous is done.</text:span><text:span text:style-name="T9"><text:line-break/></text:span></text:p>
      <text:p text:style-name="P14">8. Give a simple way to keep starvation from being an issue in a multithreaded system. <text:line-break/><text:tab/><text:span text:style-name="T8">Implement a Fair Lock which utilizes a queue, allowing the top of queue to use the CPU, and the back waits</text:span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2-13T16:44:11.07</meta:creation-date>
    <meta:document-statistic meta:table-count="0" meta:image-count="0" meta:object-count="0" meta:page-count="9" meta:paragraph-count="226" meta:word-count="3985" meta:character-count="23677"/>
    <dc:date>2012-12-13T16:53:02.84</dc:date>
    <dc:creator>Andy Gregoire</dc:creator>
    <meta:editing-duration>PT8M52S</meta:editing-duration>
    <meta:editing-cycles>1</meta:editing-cycles>
    <meta:generator>OpenOffice.org/3.3$Win32 OpenOffice.org_project/330m20$Build-9567</meta:generator>
  </office:meta>
</office:document-meta>
</file>